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4.042cm" table:align="left"/>
    </style:style>
    <style:style style:name="Tabla1.A" style:family="table-column">
      <style:table-column-properties style:column-width="4.471cm"/>
    </style:style>
    <style:style style:name="Tabla1.B" style:family="table-column">
      <style:table-column-properties style:column-width="9.571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d7bea" officeooo:paragraph-rsid="000d7bea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color="#0000cd" loext:opacity="100%"/>
    </style:style>
    <style:style style:name="T3" style:family="text">
      <style:text-properties fo:background-color="transparent" loext:char-shading-value="0" loext:padding="0cm" loext:border="none"/>
    </style:style>
    <style:style style:name="T4" style:family="text">
      <style:text-properties fo:color="#ff0000" loext:opacity="100%"/>
    </style:style>
    <style:style style:name="T5" style:family="text">
      <style:text-properties fo:color="#a52a2a" loext:opacity="100%"/>
    </style:style>
    <style:style style:name="T6" style:family="text">
      <style:text-properties officeooo:rsid="000d7bea"/>
    </style:style>
    <style:style style:name="T7" style:family="text">
      <style:text-properties officeooo:rsid="000d7bea" loext:padding="0cm" loext:border="none"/>
    </style:style>
    <style:style style:name="T8" style:family="text">
      <style:text-properties fo:font-weight="normal" officeooo:rsid="000d7bea" style:font-weight-asian="normal" style:font-weight-complex="normal" loext:padding="0cm" loext:border="none"/>
    </style:style>
    <style:style style:name="T9" style:family="text">
      <style:text-properties fo:font-weight="normal" style:font-weight-asian="normal" style:font-weight-complex="normal" loext:padding="0cm" loext:border="none"/>
    </style:style>
    <style:style style:name="T10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piedades de números de JavaScript</text:h>
      <text:p text:style-name="P12"/>
      <text:p text:style-name="Horizontal_20_Line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Prop<text:span text:style-name="T6">iedad</text:span></text:p>
          </table:table-cell>
          <table:table-cell table:style-name="Tabla1.A1" office:value-type="string">
            <text:p text:style-name="P9">Descrip<text:span text:style-name="T6">ción</text:span></text:p>
          </table:table-cell>
        </table:table-row>
        <table:table-row table:style-name="Tabla1.2">
          <table:table-cell table:style-name="Tabla1.A1" office:value-type="string">
            <text:p text:style-name="P8">EPSILON</text:p>
          </table:table-cell>
          <table:table-cell table:style-name="Tabla1.A1" office:value-type="string">
            <text:p text:style-name="P8"><text:span text:style-name="T6">La diferencia entre 1 y el número más pequeño </text:span>&gt; 1.</text:p>
          </table:table-cell>
        </table:table-row>
        <table:table-row table:style-name="Tabla1.1">
          <table:table-cell table:style-name="Tabla1.A1" office:value-type="string">
            <text:p text:style-name="P8">MAX_VALUE</text:p>
          </table:table-cell>
          <table:table-cell table:style-name="Tabla1.A1" office:value-type="string">
            <text:p text:style-name="P10">El número más grande posible en JavaScript</text:p>
          </table:table-cell>
        </table:table-row>
        <table:table-row table:style-name="Tabla1.2">
          <table:table-cell table:style-name="Tabla1.A1" office:value-type="string">
            <text:p text:style-name="P8">MIN_VALUE</text:p>
          </table:table-cell>
          <table:table-cell table:style-name="Tabla1.A1" office:value-type="string">
            <text:p text:style-name="P8"><text:span text:style-name="T6">El número más pequeño posible en</text:span> JavaScript</text:p>
          </table:table-cell>
        </table:table-row>
        <table:table-row table:style-name="Tabla1.1">
          <table:table-cell table:style-name="Tabla1.A1" office:value-type="string">
            <text:p text:style-name="P8">MAX_SAFE_INTEGER</text:p>
          </table:table-cell>
          <table:table-cell table:style-name="Tabla1.A1" office:value-type="string">
            <text:p text:style-name="P8"><text:span text:style-name="T6">El máximo entero seguro</text:span> (2<text:span text:style-name="T10">53</text:span> - 1)</text:p>
          </table:table-cell>
        </table:table-row>
        <table:table-row table:style-name="Tabla1.2">
          <table:table-cell table:style-name="Tabla1.A1" office:value-type="string">
            <text:p text:style-name="P8">MIN_SAFE_INTEGER</text:p>
          </table:table-cell>
          <table:table-cell table:style-name="Tabla1.A1" office:value-type="string">
            <text:p text:style-name="P8"><text:span text:style-name="T6">El mínimo entero seguro</text:span> -(2<text:span text:style-name="T10">53</text:span> - 1)</text:p>
          </table:table-cell>
        </table:table-row>
        <table:table-row table:style-name="Tabla1.1">
          <table:table-cell table:style-name="Tabla1.A1" office:value-type="string">
            <text:p text:style-name="P8">POSITIVE_INFINITY</text:p>
          </table:table-cell>
          <table:table-cell table:style-name="Tabla1.A1" office:value-type="string">
            <text:p text:style-name="P8">Infinit<text:span text:style-name="T6">o</text:span></text:p>
          </table:table-cell>
        </table:table-row>
        <table:table-row table:style-name="Tabla1.2">
          <table:table-cell table:style-name="Tabla1.A1" office:value-type="string">
            <text:p text:style-name="P8">NEGATIVE_INFINITY</text:p>
          </table:table-cell>
          <table:table-cell table:style-name="Tabla1.A1" office:value-type="string">
            <text:p text:style-name="P10">Menos infinito</text:p>
          </table:table-cell>
        </table:table-row>
        <table:table-row table:style-name="Tabla1.1">
          <table:table-cell table:style-name="Tabla1.A1" office:value-type="string">
            <text:p text:style-name="P8">NaN</text:p>
          </table:table-cell>
          <table:table-cell table:style-name="Tabla1.A1" office:value-type="string">
            <text:p text:style-name="P7"><text:span text:style-name="T6">Un valor</text:span> "Not-a-Number"</text:p>
          </table:table-cell>
        </table:table-row>
      </table:table>
      <text:p text:style-name="Horizontal_20_Line"/>
      <text:h text:style-name="P2" text:outline-level="2">JavaScript EPSILON</text:h>
      <text:p text:style-name="P3"><text:span text:style-name="Source_20_Text"><text:span text:style-name="T1">Number.EPSILON </text:span></text:span>es la diferencia entre el número de punto flotante más pequeño mayor que 1 y 1.</text:p>
      <text:h text:style-name="P5" text:outline-level="3">Ejemplo</text:h>
      <text:p text:style-name="P11"><text:span text:style-name="T2">let</text:span> x = Number.EPSILON;</text:p>
      <text:p text:style-name="P6"><text:s/></text:p>
      <text:h text:style-name="P4" text:outline-level="2">Nota</text:h>
      <text:p text:style-name="P3"><text:span text:style-name="Source_20_Text"><text:span text:style-name="T1">Number.EPSILON </text:span></text:span><text:span text:style-name="T1">es una característica </text:span><text:a xlink:type="simple" xlink:href="https://www.w3schools.com/js/js_es6.asp" text:style-name="Internet_20_link" text:visited-style-name="Visited_20_Internet_20_Link"><text:span text:style-name="T3">de ES6</text:span></text:a><text:span text:style-name="T1"> .</text:span></text:p>
      <text:p text:style-name="P6">No funciona en Internet Explorer.</text:p>
      <text:p text:style-name="Horizontal_20_Line"/>
      <text:h text:style-name="P2" text:outline-level="2">JavaScript MAX_VALUE</text:h>
      <text:p text:style-name="P3"><text:span text:style-name="Source_20_Text"><text:span text:style-name="T1">Number.MAX_VALUE </text:span></text:span>es una constante que representa el mayor número posible en JavaScript.</text:p>
      <text:h text:style-name="P5" text:outline-level="3">Ejemplo</text:h>
      <text:p text:style-name="P11"><text:span text:style-name="T2">let</text:span> x = Number.MAX_VALUE;</text:p>
      <text:p text:style-name="P6"><text:s/></text:p>
      <text:h text:style-name="P4" text:outline-level="2">Las propiedades numéricas no se pueden utilizar en variables</text:h>
      <text:p text:style-name="P3"><text:span text:style-name="T1">Las propiedades numéricas pertenecen al </text:span><text:span text:style-name="Strong_20_Emphasis"><text:span text:style-name="T1">objeto </text:span></text:span><text:span text:style-name="Strong_20_Emphasis"><text:span text:style-name="T7">Number</text:span></text:span><text:span text:style-name="Strong_20_Emphasis"><text:span text:style-name="T8"> de</text:span></text:span><text:span text:style-name="T9"> J</text:span><text:span text:style-name="T1">avaScript .</text:span></text:p>
      <text:p text:style-name="P3"><text:span text:style-name="T1">Sólo se puede acceder a estas propiedades como </text:span><text:span text:style-name="Source_20_Text"><text:span text:style-name="T1">Number.MAX_VALUE</text:span></text:span><text:span text:style-name="T1">.</text:span></text:p>
      <text:p text:style-name="P3"><text:span text:style-name="T1">Usando x.MAX_VALUE, donde x es una variable o un valor, devolverá </text:span><text:span text:style-name="Source_20_Text"><text:span text:style-name="T1">undefined</text:span></text:span><text:span text:style-name="T1">:</text:span></text:p>
      <text:h text:style-name="P5" text:outline-level="3"><text:soft-page-break/>Ejemplo</text:h>
      <text:p text:style-name="P11"><text:span text:style-name="T2">let</text:span> x = <text:span text:style-name="T4">6</text:span>;<text:line-break/>x.MAX_VALUE</text:p>
      <text:p text:style-name="P14"><text:s/></text:p>
      <text:p text:style-name="Horizontal_20_Line"/>
      <text:h text:style-name="P2" text:outline-level="2">JavaScript MIN_VALUE</text:h>
      <text:p text:style-name="P3"><text:span text:style-name="Source_20_Text"><text:span text:style-name="T1">Number.MIN_VALUE </text:span></text:span>es una constante que representa el número más bajo posible en JavaScript.</text:p>
      <text:h text:style-name="P5" text:outline-level="3">Ejemplo</text:h>
      <text:p text:style-name="P11"><text:span text:style-name="T2">let</text:span> x = Number.MIN_VALUE;</text:p>
      <text:p text:style-name="P14"><text:s/></text:p>
      <text:p text:style-name="Horizontal_20_Line"/>
      <text:h text:style-name="P2" text:outline-level="2">JavaScript MAX_SAFE_INTEGER</text:h>
      <text:p text:style-name="P3"><text:span text:style-name="Source_20_Text"><text:span text:style-name="T1">Number.MAX_SAFE_INTEGER </text:span></text:span>representa el entero seguro máximo en JavaScript.</text:p>
      <text:p text:style-name="P3"><text:span text:style-name="Source_20_Text"><text:span text:style-name="T1">Number.MAX_SAFE_INTEGER </text:span></text:span>es (2<text:span text:style-name="T10"> 53</text:span> - 1).</text:p>
      <text:h text:style-name="P5" text:outline-level="3">Ejemplo</text:h>
      <text:p text:style-name="P11"><text:span text:style-name="T2">let</text:span> x = Number.MAX_SAFE_INTEGER;</text:p>
      <text:p text:style-name="P14"><text:s/></text:p>
      <text:p text:style-name="Horizontal_20_Line"/>
      <text:h text:style-name="P2" text:outline-level="2">JavaScript MIN_SAFE_INTEGER</text:h>
      <text:p text:style-name="P3"><text:span text:style-name="Source_20_Text"><text:span text:style-name="T1">Number.MIN_SAFE_INTEGER </text:span></text:span>representa el entero mínimo seguro en JavaScript.</text:p>
      <text:p text:style-name="P3"><text:span text:style-name="Source_20_Text"><text:span text:style-name="T1">Number.MIN_SAFE_INTEGER </text:span></text:span>es -(2 <text:span text:style-name="T10">53</text:span> - 1).</text:p>
      <text:h text:style-name="P5" text:outline-level="3">Ejemplo</text:h>
      <text:p text:style-name="P11"><text:span text:style-name="T2">let</text:span> x = Number.MIN_SAFE_INTEGER;</text:p>
      <text:p text:style-name="P6"><text:s/></text:p>
      <text:h text:style-name="P4" text:outline-level="2">Nota</text:h>
      <text:p text:style-name="P3"><text:span text:style-name="Source_20_Text"><text:span text:style-name="T1">MAX_SAFE_INTEGER </text:span></text:span><text:span text:style-name="T1">y </text:span><text:span text:style-name="Source_20_Text"><text:span text:style-name="T1">MIN_SAFE_INTEGER </text:span></text:span><text:span text:style-name="T1">son características </text:span><text:a xlink:type="simple" xlink:href="https://www.w3schools.com/js/js_es6.asp" text:style-name="Internet_20_link" text:visited-style-name="Visited_20_Internet_20_Link"><text:span text:style-name="T3">de ES6</text:span></text:a><text:span text:style-name="T1"> .</text:span></text:p>
      <text:p text:style-name="P6">No funcionan en Internet Explorer.</text:p>
      <text:p text:style-name="Horizontal_20_Line"/>
      <text:h text:style-name="P2" text:outline-level="2"><text:soft-page-break/>JavaScript POSITIVE_INFINITY</text:h>
      <text:h text:style-name="P5" text:outline-level="3">Ejemplo</text:h>
      <text:p text:style-name="P11"><text:span text:style-name="T2">let</text:span> x = Number.POSITIVE_INFINITY;</text:p>
      <text:p text:style-name="P6"><text:s/></text:p>
      <text:p text:style-name="P3"><text:span text:style-name="Source_20_Text"><text:span text:style-name="T1">POSITIVE_INFINITY </text:span></text:span><text:span text:style-name="T1">se devuelve en caso de desbordamiento:</text:span></text:p>
      <text:p text:style-name="P11"><text:span text:style-name="T2">let</text:span> x = <text:span text:style-name="T4">1</text:span> / <text:span text:style-name="T4">0</text:span>;</text:p>
      <text:p text:style-name="P14"><text:s/></text:p>
      <text:p text:style-name="Horizontal_20_Line"/>
      <text:h text:style-name="P2" text:outline-level="2">JavaScript NEGATIVE_INFINITY</text:h>
      <text:h text:style-name="P5" text:outline-level="3">Ejemplo</text:h>
      <text:p text:style-name="P11"><text:span text:style-name="T2">let</text:span> x = Number.NEGATIVE_INFINITY;</text:p>
      <text:p text:style-name="P6"><text:s/></text:p>
      <text:p text:style-name="P3"><text:span text:style-name="Source_20_Text"><text:span text:style-name="T1">NEGATIVE_INFINITY </text:span></text:span><text:span text:style-name="T1">se devuelve en caso de desbordamiento:</text:span></text:p>
      <text:p text:style-name="P11"><text:span text:style-name="T2">let</text:span> x = -<text:span text:style-name="T4">1</text:span> / <text:span text:style-name="T4">0</text:span>;</text:p>
      <text:p text:style-name="P14"><text:s/></text:p>
      <text:p text:style-name="Horizontal_20_Line"/>
      <text:h text:style-name="P2" text:outline-level="2">JavaScript NaN: no es un número</text:h>
      <text:p text:style-name="P3"><text:span text:style-name="Source_20_Text"><text:span text:style-name="T1">NaN </text:span></text:span>es una palabra reservada de JavaScript para un número que no es un número legal.</text:p>
      <text:h text:style-name="P5" text:outline-level="3">Ejemplos</text:h>
      <text:p text:style-name="P11"><text:span text:style-name="T2">let</text:span> x = Number.<text:span text:style-name="T2">NaN</text:span>;</text:p>
      <text:p text:style-name="P6"><text:s/></text:p>
      <text:p text:style-name="P3"><text:span text:style-name="T1">Intentar hacer aritmética con una cadena no numérica dará como resultado </text:span><text:span text:style-name="Source_20_Text"><text:span text:style-name="T1">NaN </text:span></text:span><text:span text:style-name="T1">(No es un número):</text:span></text:p>
      <text:p text:style-name="P11"><text:span text:style-name="T2">let</text:span> x = <text:span text:style-name="T4">100</text:span> / <text:span text:style-name="T5">"Apple"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6:34:15.191000000</meta:creation-date>
    <dc:date>2024-03-18T18:09:00.823000000</dc:date>
    <meta:editing-duration>PT10M49S</meta:editing-duration>
    <meta:editing-cycles>2</meta:editing-cycles>
    <meta:generator>LibreOffice/7.6.0.3$Windows_X86_64 LibreOffice_project/69edd8b8ebc41d00b4de3915dc82f8f0fc3b6265</meta:generator>
    <meta:document-statistic meta:table-count="1" meta:image-count="0" meta:object-count="0" meta:page-count="3" meta:paragraph-count="80" meta:word-count="327" meta:character-count="2204" meta:non-whitespace-character-count="1935"/>
  </office:meta>
</office:document-meta>
</file>